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8932" officeooo:paragraph-rsid="00098932"/>
    </style:style>
    <style:style style:name="P2" style:family="paragraph" style:parent-style-name="Standard">
      <style:text-properties fo:font-style="italic" officeooo:rsid="00098932" officeooo:paragraph-rsid="00098932" style:font-style-asian="italic" style:font-style-complex="italic"/>
    </style:style>
    <style:style style:name="P3" style:family="paragraph" style:parent-style-name="Standard">
      <style:text-properties officeooo:rsid="000c53fe" officeooo:paragraph-rsid="000c53fe"/>
    </style:style>
    <style:style style:name="T1" style:family="text">
      <style:text-properties officeooo:rsid="000ae17d"/>
    </style:style>
    <style:style style:name="T2" style:family="text">
      <style:text-properties officeooo:rsid="000cc2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evoir et animer une formation à Zotero : atelier de pratiques pédagogiques pour formateurs</text:h>
      <text:h text:style-name="Heading_20_2" text:outline-level="2">Mise en situation</text:h>
      <text:p text:style-name="P1"/>
      <text:h text:style-name="Heading_20_3" text:outline-level="3">Situation choisie</text:h>
      <text:p text:style-name="P1"/>
      <text:p text:style-name="P2">Conservez seulement la situation sur laquelle vous avez choisi de travailler <text:span text:style-name="T1">et supprimez les autres.</text:span></text:p>
      <text:p text:style-name="P1"/>
      <text:p text:style-name="P3">S1 : séance de 2h à destination d'étudiants en Licence. Ces étudiants doivent dans le cadre d'un travail en groupe rédiger un article pour Wikipedia. </text:p>
      <text:p text:style-name="P3"/>
      <text:p text:style-name="P3">S2 : séance à destination d'étudiants en Master. <text:span text:style-name="T2">L</text:span>es enseigants vous proposent de déterminer la durée, de minimum 30 minutes à maximum 2h. </text:p>
      <text:p text:style-name="P3"/>
      <text:p text:style-name="P3">S3 : séance d'1h pour un public mixte, il s'agit d'un "atelier de la bibliothèque" ouvert à tous les publics.</text:p>
      <text:p text:style-name="P3"/>
      <text:p text:style-name="P3">S4 : séance d'1h30 à destination de tous les membres intéressés d'une même unité de recherche (doctorants, chercheurs, etc.). La séance a lieu dans le laboratoire, les participants apportent leur propre ordinateur portable.</text:p>
      <text:p text:style-name="P3"/>
      <text:p text:style-name="P3">S5 : séance de 15 minutes au cours d'un séminaire de laboratoire : il s'agit de convaincre les membres du laboratoire d'organiser une formation du type de celle décrite en S4.</text:p>
      <text:p text:style-name="P1"/>
      <text:h text:style-name="Heading_20_3" text:outline-level="3">Fonctionnalités de Zotero à présenter</text:h>
      <text:h text:style-name="Heading_20_3" text:outline-level="3">Points méthodologiques (ou connexes à Zotero) à présenter</text:h>
      <text:h text:style-name="Heading_20_3" text:outline-level="3">Type de support de formation le plus adapté</text:h>
      <text:h text:style-name="Heading_20_3" text:outline-level="3">Activité précise ou le type d'activité que vous pourriez proposer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9S</meta:editing-duration>
    <meta:editing-cycles>5</meta:editing-cycles>
    <meta:generator>LibreOffice/5.3.5.2$Windows_x86 LibreOffice_project/50d9bf2b0a79cdb85a3814b592608037a682059d</meta:generator>
    <dc:date>2019-10-30T10:35:02.665000000</dc:date>
    <meta:document-statistic meta:table-count="0" meta:image-count="0" meta:object-count="0" meta:page-count="1" meta:paragraph-count="13" meta:word-count="197" meta:character-count="1228" meta:non-whitespace-character-count="1041"/>
    <meta:user-defined meta:name="Info 1"/>
    <meta:user-defined meta:name="Info 2"/>
    <meta:user-defined meta:name="Info 3"/>
    <meta:user-defined meta:name="Info 4"/>
  </office:meta>
</office:document-meta>
</file>